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3cm" fo:min-width="5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2cm" fo:min-width="5.3cm"/>
    </style:style>
    <style:style style:name="gr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1.605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cm" svg:height="3.083cm" svg:x="6.95cm" svg:y="16.317cm">
          <text:p text:style-name="P1"><text:span text:style-name="T1">Event 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082cm" svg:x="6.95cm" svg:y="0.5cm">
          <text:p text:style-name="P1"><text:span text:style-name="T1">Event </text:span></text:p>
          <text:p text:style-name="P1"><text:span text:style-name="T1">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2" draw:layer="layout" svg:width="13.625cm" svg:height="9.703cm" draw:transform="skewX (0.0795870138909414) rotate (2.22110600608798) translate (6.93174684774333cm 18.0228724800471cm)" svg:viewBox="0 0 13626 9704" svg:d="M0 0c10095-1 13626 9704 13626 9704">
          <text:p/>
        </draw:path>
        <draw:path draw:style-name="gr3" draw:text-style-name="P2" draw:layer="layout" svg:width="9.782cm" svg:height="6.018cm" draw:transform="skewX (-0.269304303582725) rotate (2.10190001817677) translate (7.79956666539329cm 16.2995655175125cm)" svg:viewBox="0 0 9783 6019" svg:d="M0 0c7246-1 9783 6019 9783 6019">
          <text:p/>
        </draw:path>
        <draw:path draw:style-name="gr4" draw:text-style-name="P2" draw:layer="layout" svg:width="10.49cm" svg:height="7.331cm" draw:transform="skewX (0.0120427718387609) rotate (2.25007847167109) translate (8.70038145052019cm 16.3000949104134cm)" svg:viewBox="0 0 10491 7332" svg:d="M0 0c7771-1 10491 7332 10491 7332">
          <text:p/>
        </draw:path>
        <draw:frame draw:style-name="gr5" draw:text-style-name="P3" draw:layer="layout" svg:width="3.7cm" svg:height="3.723cm" svg:x="6cm" svg:y="7.39cm">
          <draw:text-box>
            <text:p text:style-name="P3"><text:span text:style-name="T2">Query</text:span></text:p>
            <text:p text:style-name="P3"><text:span text:style-name="T2">Last</text:span></text:p>
            <text:p text:style-name="P3"><text:span text:style-name="T2">Event</text:span></text:p>
            <text:p text:style-name="P3"><text:span text:style-name="T2">(RPC)</text:span></text:p>
          </draw:text-box>
        </draw:frame>
        <draw:path draw:style-name="gr4" draw:text-style-name="P2" draw:layer="layout" svg:width="13.94cm" svg:height="9.018cm" draw:transform="skewX (-0.0801106126665397) rotate (-2.16787346390216) translate (20.9651140278506cm 6.17136653549899cm)" svg:viewBox="0 0 13941 9019" svg:d="M13941 0c-10328 2-13941 9019-13941 9019">
          <text:p/>
        </draw:path>
        <draw:frame draw:style-name="gr5" draw:text-style-name="P3" draw:layer="layout" svg:width="3.7cm" svg:height="6.327cm" svg:x="15.1cm" svg:y="6.2cm">
          <draw:text-box>
            <text:p text:style-name="P3"><text:span text:style-name="T2">Update</text:span></text:p>
            <text:p text:style-name="P3"><text:span text:style-name="T2">Event</text:span></text:p>
            <text:p text:style-name="P3"><text:span text:style-name="T2">(SVC)</text:span></text:p>
            <text:p text:style-name="P3"><text:span text:style-name="T2"/></text:p>
            <text:p text:style-name="P3"><text:span text:style-name="T2">Notify</text:span></text:p>
            <text:p text:style-name="P3"><text:span text:style-name="T2">state</text:span></text:p>
            <text:p text:style-name="P3"><text:span text:style-name="T2">(SVC)</text:span></text:p>
          </draw:text-box>
        </draw:frame>
        <draw:frame draw:style-name="gr6" draw:text-style-name="P3" draw:layer="layout" svg:width="3.7cm" svg:height="5.459cm" svg:x="0.7cm" svg:y="6.641cm">
          <draw:text-box>
            <text:p text:style-name="P3"><text:span text:style-name="T2">Register</text:span></text:p>
            <text:p text:style-name="P3"><text:span text:style-name="T2">(CMD)</text:span></text:p>
            <text:p text:style-name="P3"><text:span text:style-name="T2"/></text:p>
            <text:p text:style-name="P3"><text:span text:style-name="T2">Send event</text:span></text:p>
            <text:p text:style-name="P3"><text:span text:style-name="T2">(CM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2T23:29:18.274475312</dc:date>
    <meta:editing-duration>PT37M37S</meta:editing-duration>
    <meta:editing-cycles>4</meta:editing-cycles>
    <meta:generator>LibreOffice/4.3.3.2$Linux_x86 LibreOffice_project/430m0$Build-2</meta:generator>
    <meta:document-statistic meta:object-count="9"/>
  </office:meta>
</office:document-meta>
</file>